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74cm"/>
    </style:style>
    <style:style style:name="co13" style:family="table-column">
      <style:table-column-properties fo:break-before="auto" style:column-width="5.216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5.05cm"/>
    </style:style>
    <style:style style:name="co16" style:family="table-column">
      <style:table-column-properties fo:break-before="auto" style:column-width="3.163cm"/>
    </style:style>
    <style:style style:name="co17" style:family="table-column">
      <style:table-column-properties fo:break-before="auto" style:column-width="5.383cm"/>
    </style:style>
    <style:style style:name="co18" style:family="table-column">
      <style:table-column-properties fo:break-before="auto" style:column-width="5.355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5.577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3.108cm"/>
    </style:style>
    <style:style style:name="co30" style:family="table-column">
      <style:table-column-properties fo:break-before="auto" style:column-width="3.023cm"/>
    </style:style>
    <style:style style:name="co31" style:family="table-column">
      <style:table-column-properties fo:break-before="auto" style:column-width="1.64cm"/>
    </style:style>
    <style:style style:name="co32" style:family="table-column">
      <style:table-column-properties fo:break-before="auto" style:column-width="3.651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1.931cm"/>
    </style:style>
    <style:style style:name="co35" style:family="table-column">
      <style:table-column-properties fo:break-before="auto" style:column-width="3.468cm"/>
    </style:style>
    <style:style style:name="co36" style:family="table-column">
      <style:table-column-properties fo:break-before="auto" style:column-width="1.032cm"/>
    </style:style>
    <style:style style:name="co37" style:family="table-column">
      <style:table-column-properties fo:break-before="auto" style:column-width="3.522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2-28">
            <text:p>Monday, February 28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3-31">
            <text:p>Thursday, March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4-30">
            <text:p>Saturday, April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633">
            <text:p>31 March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1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5-31">
            <text:p>Tuesday, May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3-31">
            <text:p>Thursday, March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4-30">
            <text:p>Saturday, April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724">
            <text:p>30 June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1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8-31">
            <text:p>Wednesday, August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3-31">
            <text:p>Thursday, March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4-30">
            <text:p>Saturday, April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816">
            <text:p>30 September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1" table:print-ranges="VATQtr4.A1:VATQtr4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11-30">
            <text:p>Wednesday, November 30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3-31">
            <text:p>Thursday, March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4-30">
            <text:p>Saturday, April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908">
            <text:p>31 December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2" table:print-ranges="VATQtr5.A1:VATQtr5.I3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8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12-31">
            <text:p>Saturday, December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3-31">
            <text:p>Thursday, March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4-30">
            <text:p>Saturday, April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939">
            <text:p>31 Januar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9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3">
        <table:table-column table:style-name="co19" table:default-cell-style-name="ce71"/>
        <table:table-column table:style-name="co20" table:default-cell-style-name="ce77"/>
        <table:table-column table:style-name="co21" table:default-cell-style-name="ce77"/>
        <table:table-column table:style-name="co22" table:number-columns-repeated="8" table:default-cell-style-name="ce84"/>
        <table:table-column table:style-name="co23" table:default-cell-style-name="ce71"/>
        <table:table-column table:style-name="co10" table:default-cell-style-name="ce96"/>
        <table:table-column table:style-name="co23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22]" office:value-type="date" office:date-value="2010-10-31">
            <text:p>Sunday, October 31, 2010</text:p>
          </table:table-cell>
          <table:table-cell table:style-name="ce75" table:formula="of:=[.B5]" office:value-type="date" office:date-value="2010-11-30">
            <text:p>Tuesday, November 30, 2010</text:p>
          </table:table-cell>
          <table:table-cell table:style-name="ce82" table:formula="of:=[$S1010.$H$1]" office:value-type="float" office:value="0">
            <text:p>0.00 </text:p>
          </table:table-cell>
          <table:table-cell table:style-name="ce86"/>
          <table:table-cell table:style-name="ce86" table:formula="of:=[$S1010.$G$1]" office:value-type="float" office:value="0">
            <text:p>0.00 </text:p>
          </table:table-cell>
          <table:table-cell table:style-name="ce86"/>
          <table:table-cell table:style-name="ce86" table:formula="of:=[$P1010.$H$1]" office:value-type="float" office:value="0">
            <text:p>0.00 </text:p>
          </table:table-cell>
          <table:table-cell table:style-name="ce86"/>
          <table:table-cell table:style-name="ce86" table:formula="of:=[$P1010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UK/UK%202010-2011%20Company/UK%202011-11-30%20(Nov11)%20Company%20OO/Sales.ods'#$Dec10.$G$4]&gt;0;['file:///C:/Users/acartwright/Personal/diy/UK/UK%202010-2011%20Company/UK%202011-11-30%20(Nov11)%20Company%20OO/Sales.ods'#$Dec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24]" office:value-type="date" office:date-value="2010-11-30">
            <text:p>Tuesday, November 30, 2010</text:p>
          </table:table-cell>
          <table:table-cell table:style-name="ce75" table:formula="of:=[.B6]" office:value-type="date" office:date-value="2010-12-31">
            <text:p>Friday, December 31, 2010</text:p>
          </table:table-cell>
          <table:table-cell table:style-name="ce82" table:formula="of:=[$S1110.$H$1]" office:value-type="float" office:value="0">
            <text:p>0.00 </text:p>
          </table:table-cell>
          <table:table-cell table:style-name="ce86"/>
          <table:table-cell table:style-name="ce86" table:formula="of:=[$S1110.$G$1]" office:value-type="float" office:value="0">
            <text:p>0.00 </text:p>
          </table:table-cell>
          <table:table-cell table:style-name="ce86"/>
          <table:table-cell table:style-name="ce86" table:formula="of:=[$P1110.$H$1]" office:value-type="float" office:value="0">
            <text:p>0.00 </text:p>
          </table:table-cell>
          <table:table-cell table:style-name="ce86"/>
          <table:table-cell table:style-name="ce86" table:formula="of:=[$P1110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cartwright/Personal/diy/UK/UK%202010-2011%20Company/UK%202011-11-30%20(Nov11)%20Company%20OO/Sales.ods'#$Dec10.$G$4]&gt;0;['file:///C:/Users/acartwright/Personal/diy/UK/UK%202010-2011%20Company/UK%202011-11-30%20(Nov11)%20Company%20OO/Sales.ods'#$Dec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26]" office:value-type="date" office:date-value="2010-12-31">
            <text:p>Friday, December 31, 2010</text:p>
          </table:table-cell>
          <table:table-cell table:style-name="ce75" table:formula="of:=[.B7]" office:value-type="date" office:date-value="2011-01-31">
            <text:p>Monday, January 31, 2011</text:p>
          </table:table-cell>
          <table:table-cell table:style-name="ce82" table:formula="of:=['file:///C:/Users/acartwright/Personal/diy/UK/UK%202010-2011%20Company/UK%202011-11-30%20(Nov11)%20Company%20OO/Sales.ods'#$Dec10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Dec10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Dec10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Dec10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Dec10.$G$4]&gt;0;['file:///C:/Users/acartwright/Personal/diy/UK/UK%202010-2011%20Company/UK%202011-11-30%20(Nov11)%20Company%20OO/Sales.ods'#$Dec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28]" office:value-type="date" office:date-value="2011-01-31">
            <text:p>Monday, January 31, 2011</text:p>
          </table:table-cell>
          <table:table-cell table:style-name="ce75" table:formula="of:=[.B8]" office:value-type="date" office:date-value="2011-02-28">
            <text:p>Monday, February 28, 2011</text:p>
          </table:table-cell>
          <table:table-cell table:style-name="ce82" table:formula="of:=['file:///C:/Users/acartwright/Personal/diy/UK/UK%202010-2011%20Company/UK%202011-11-30%20(Nov11)%20Company%20OO/Sales.ods'#$Jan11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Jan11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Jan11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Jan11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Jan11.$G$4]&gt;0;['file:///C:/Users/acartwright/Personal/diy/UK/UK%202010-2011%20Company/UK%202011-11-30%20(Nov11)%20Company%20OO/Sales.ods'#$Jan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30]" office:value-type="date" office:date-value="2011-02-28">
            <text:p>Monday, February 28, 2011</text:p>
          </table:table-cell>
          <table:table-cell table:style-name="ce75" table:formula="of:=[.B9]" office:value-type="date" office:date-value="2011-03-31">
            <text:p>Thursday, March 31, 2011</text:p>
          </table:table-cell>
          <table:table-cell table:style-name="ce82" table:formula="of:=['file:///C:/Users/acartwright/Personal/diy/UK/UK%202010-2011%20Company/UK%202011-11-30%20(Nov11)%20Company%20OO/Sales.ods'#$Feb11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Feb11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Feb11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Feb11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Feb11.$G$4]&gt;0;['file:///C:/Users/acartwright/Personal/diy/UK/UK%202010-2011%20Company/UK%202011-11-30%20(Nov11)%20Company%20OO/Sales.ods'#$Feb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32]" office:value-type="date" office:date-value="2011-03-31">
            <text:p>Thursday, March 31, 2011</text:p>
          </table:table-cell>
          <table:table-cell table:style-name="ce75" table:formula="of:=[.B10]" office:value-type="date" office:date-value="2011-04-30">
            <text:p>Saturday, April 30, 2011</text:p>
          </table:table-cell>
          <table:table-cell table:style-name="ce82" table:formula="of:=['file:///C:/Users/acartwright/Personal/diy/UK/UK%202010-2011%20Company/UK%202011-11-30%20(Nov11)%20Company%20OO/Sales.ods'#$Mar11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Mar11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Mar11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Mar11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Mar11.$G$4]&gt;0;['file:///C:/Users/acartwright/Personal/diy/UK/UK%202010-2011%20Company/UK%202011-11-30%20(Nov11)%20Company%20OO/Sales.ods'#$Mar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34]" office:value-type="date" office:date-value="2011-04-30">
            <text:p>Saturday, April 30, 2011</text:p>
          </table:table-cell>
          <table:table-cell table:style-name="ce75" table:formula="of:=[.B11]" office:value-type="date" office:date-value="2011-05-31">
            <text:p>Tuesday, May 31, 2011</text:p>
          </table:table-cell>
          <table:table-cell table:style-name="ce82" table:formula="of:=['file:///C:/Users/acartwright/Personal/diy/UK/UK%202010-2011%20Company/UK%202011-11-30%20(Nov11)%20Company%20OO/Sales.ods'#$Apr11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Apr11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Apr11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Apr11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Apr11.$G$4]&gt;0;['file:///C:/Users/acartwright/Personal/diy/UK/UK%202010-2011%20Company/UK%202011-11-30%20(Nov11)%20Company%20OO/Sales.ods'#$Apr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36]" office:value-type="date" office:date-value="2011-05-31">
            <text:p>Tuesday, May 31, 2011</text:p>
          </table:table-cell>
          <table:table-cell table:style-name="ce75" table:formula="of:=[.B12]" office:value-type="date" office:date-value="2011-06-30">
            <text:p>Thursday, June 30, 2011</text:p>
          </table:table-cell>
          <table:table-cell table:style-name="ce82" table:formula="of:=['file:///C:/Users/acartwright/Personal/diy/UK/UK%202010-2011%20Company/UK%202011-11-30%20(Nov11)%20Company%20OO/Sales.ods'#$May11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May11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May11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May11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May11.$G$4]&gt;0;['file:///C:/Users/acartwright/Personal/diy/UK/UK%202010-2011%20Company/UK%202011-11-30%20(Nov11)%20Company%20OO/Sales.ods'#$May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38]" office:value-type="date" office:date-value="2011-06-30">
            <text:p>Thursday, June 30, 2011</text:p>
          </table:table-cell>
          <table:table-cell table:style-name="ce75" table:formula="of:=[.B13]" office:value-type="date" office:date-value="2011-07-31">
            <text:p>Sunday, July 31, 2011</text:p>
          </table:table-cell>
          <table:table-cell table:style-name="ce82" table:formula="of:=['file:///C:/Users/acartwright/Personal/diy/UK/UK%202010-2011%20Company/UK%202011-11-30%20(Nov11)%20Company%20OO/Sales.ods'#$Jun11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Jun11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Jun11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Jun11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Jun11.$G$4]&gt;0;['file:///C:/Users/acartwright/Personal/diy/UK/UK%202010-2011%20Company/UK%202011-11-30%20(Nov11)%20Company%20OO/Sales.ods'#$Jun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40]" office:value-type="date" office:date-value="2011-07-31">
            <text:p>Sunday, July 31, 2011</text:p>
          </table:table-cell>
          <table:table-cell table:style-name="ce75" table:formula="of:=[.B14]" office:value-type="date" office:date-value="2011-08-31">
            <text:p>Wednesday, August 31, 2011</text:p>
          </table:table-cell>
          <table:table-cell table:style-name="ce82" table:formula="of:=['file:///C:/Users/acartwright/Personal/diy/UK/UK%202010-2011%20Company/UK%202011-11-30%20(Nov11)%20Company%20OO/Sales.ods'#$Jul11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Jul11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Jul11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Jul11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Jul11.$G$4]&gt;0;['file:///C:/Users/acartwright/Personal/diy/UK/UK%202010-2011%20Company/UK%202011-11-30%20(Nov11)%20Company%20OO/Sales.ods'#$Jul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42]" office:value-type="date" office:date-value="2011-08-31">
            <text:p>Wednesday, August 31, 2011</text:p>
          </table:table-cell>
          <table:table-cell table:style-name="ce75" table:formula="of:=[.B15]" office:value-type="date" office:date-value="2011-09-30">
            <text:p>Friday, September 30, 2011</text:p>
          </table:table-cell>
          <table:table-cell table:style-name="ce82" table:formula="of:=['file:///C:/Users/acartwright/Personal/diy/UK/UK%202010-2011%20Company/UK%202011-11-30%20(Nov11)%20Company%20OO/Sales.ods'#$Aug11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Aug11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Aug11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Aug11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Aug11.$G$4]&gt;0;['file:///C:/Users/acartwright/Personal/diy/UK/UK%202010-2011%20Company/UK%202011-11-30%20(Nov11)%20Company%20OO/Sales.ods'#$Aug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44]" office:value-type="date" office:date-value="2011-09-30">
            <text:p>Friday, September 30, 2011</text:p>
          </table:table-cell>
          <table:table-cell table:style-name="ce75" table:formula="of:=[.B16]" office:value-type="date" office:date-value="2011-10-31">
            <text:p>Monday, October 31, 2011</text:p>
          </table:table-cell>
          <table:table-cell table:style-name="ce82" table:formula="of:=['file:///C:/Users/acartwright/Personal/diy/UK/UK%202010-2011%20Company/UK%202011-11-30%20(Nov11)%20Company%20OO/Sales.ods'#$Sep11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Sep11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Sep11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Sep11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Sep11.$G$4]&gt;0;['file:///C:/Users/acartwright/Personal/diy/UK/UK%202010-2011%20Company/UK%202011-11-30%20(Nov11)%20Company%20OO/Sales.ods'#$Sep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46]" office:value-type="date" office:date-value="2011-10-31">
            <text:p>Monday, October 31, 2011</text:p>
          </table:table-cell>
          <table:table-cell table:style-name="ce75" table:formula="of:=[.B17]" office:value-type="date" office:date-value="2011-11-30">
            <text:p>Wednesday, November 30, 2011</text:p>
          </table:table-cell>
          <table:table-cell table:style-name="ce82" table:formula="of:=['file:///C:/Users/acartwright/Personal/diy/UK/UK%202010-2011%20Company/UK%202011-11-30%20(Nov11)%20Company%20OO/Sales.ods'#$Oct11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Oct11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Oct11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Oct11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Oct11.$G$4]&gt;0;['file:///C:/Users/acartwright/Personal/diy/UK/UK%202010-2011%20Company/UK%202011-11-30%20(Nov11)%20Company%20OO/Sales.ods'#$Oct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48]" office:value-type="date" office:date-value="2011-11-30">
            <text:p>Wednesday, November 30, 2011</text:p>
          </table:table-cell>
          <table:table-cell table:style-name="ce75" table:formula="of:=[.B18]" office:value-type="date" office:date-value="2011-12-31">
            <text:p>Saturday, December 31, 2011</text:p>
          </table:table-cell>
          <table:table-cell table:style-name="ce82" table:formula="of:=['file:///C:/Users/acartwright/Personal/diy/UK/UK%202010-2011%20Company/UK%202011-11-30%20(Nov11)%20Company%20OO/Sales.ods'#$Nov11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Sales.ods'#$Nov11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Nov11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cartwright/Personal/diy/UK/UK%202010-2011%20Company/UK%202011-11-30%20(Nov11)%20Company%20OO/Purchases.ods'#$Nov11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Nov11.$G$4]&gt;0;['file:///C:/Users/acartwright/Personal/diy/UK/UK%202010-2011%20Company/UK%202011-11-30%20(Nov11)%20Company%20OO/Sales.ods'#$Nov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50]" office:value-type="date" office:date-value="2011-12-31">
            <text:p>Saturday, December 31, 2011</text:p>
          </table:table-cell>
          <table:table-cell table:style-name="ce75" table:formula="of:=[.B19]" office:value-type="date" office:date-value="2012-01-31">
            <text:p>Tuesday, January 31, 2012</text:p>
          </table:table-cell>
          <table:table-cell table:style-name="ce82" table:formula="of:=[$S1210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1210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1211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1211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Nov11.$G$4]&gt;0;['file:///C:/Users/acartwright/Personal/diy/UK/UK%202010-2011%20Company/UK%202011-11-30%20(Nov11)%20Company%20OO/Sales.ods'#$Nov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cartwright/Personal/diy/UK/UK%202010-2011%20Company/UK%202011-11-30%20(Nov11)%20Company%20OO/Financialaccounts.ods'#$Admin.$B$52]" office:value-type="date" office:date-value="2012-01-31">
            <text:p>Tuesday, January 31, 2012</text:p>
          </table:table-cell>
          <table:table-cell table:style-name="ce78" table:formula="of:=['file:///C:/Users/acartwright/Personal/diy/UK/UK%202010-2011%20Company/UK%202011-11-30%20(Nov11)%20Company%20OO/Financialaccounts.ods'#$Admin.$B$54]" office:value-type="date" office:date-value="2012-02-28">
            <text:p>Tuesday, February 28, 2012</text:p>
          </table:table-cell>
          <table:table-cell table:style-name="ce82" table:formula="of:=[$S0111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111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111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111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cartwright/Personal/diy/UK/UK%202010-2011%20Company/UK%202011-11-30%20(Nov11)%20Company%20OO/Sales.ods'#$Nov11.$G$4]&gt;0;['file:///C:/Users/acartwright/Personal/diy/UK/UK%202010-2011%20Company/UK%202011-11-30%20(Nov11)%20Company%20OO/Sales.ods'#$Nov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1010" table:style-name="ta4">
        <table:table-column table:style-name="co10" table:default-cell-style-name="ce104"/>
        <table:table-column table:style-name="co24" table:default-cell-style-name="ce106"/>
        <table:table-column table:style-name="co14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UK/UK%202010-2011%20Company/UK%202011-11-30%20(Nov11)%20Company%20OO/Sales.ods'#$Open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UK/UK%202010-2011%20Company/UK%202011-11-30%20(Nov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110" table:style-name="ta4">
        <table:table-column table:style-name="co10" table:default-cell-style-name="ce104"/>
        <table:table-column table:style-name="co24" table:default-cell-style-name="ce106"/>
        <table:table-column table:style-name="co28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UK/UK%202010-2011%20Company/UK%202011-11-30%20(Nov11)%20Company%20OO/Sales.ods'#$Open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UK/UK%202010-2011%20Company/UK%202011-11-30%20(Nov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210" table:style-name="ta4">
        <table:table-column table:style-name="co10" table:default-cell-style-name="ce104"/>
        <table:table-column table:style-name="co24" table:default-cell-style-name="ce106"/>
        <table:table-column table:style-name="co29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UK/UK%202010-2011%20Company/UK%202011-11-30%20(Nov11)%20Company%20OO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UK/UK%202010-2011%20Company/UK%202011-11-30%20(Nov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111" table:style-name="ta4">
        <table:table-column table:style-name="co10" table:default-cell-style-name="ce104"/>
        <table:table-column table:style-name="co24" table:default-cell-style-name="ce106"/>
        <table:table-column table:style-name="co30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cartwright/Personal/diy/UK/UK%202010-2011%20Company/UK%202011-11-30%20(Nov11)%20Company%20OO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cartwright/Personal/diy/UK/UK%202010-2011%20Company/UK%202011-11-30%20(Nov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010" table:style-name="ta4">
        <table:table-column table:style-name="co31" table:default-cell-style-name="ce126"/>
        <table:table-column table:style-name="co32" table:default-cell-style-name="ce128"/>
        <table:table-column table:style-name="co29" table:default-cell-style-name="ce132"/>
        <table:table-column table:style-name="co2" table:default-cell-style-name="ce137"/>
        <table:table-column table:style-name="co33" table:default-cell-style-name="ce129"/>
        <table:table-column table:style-name="co34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UK/UK%202010-2011%20Company/UK%202011-11-30%20(Nov11)%20Company%20OO/Purchases.ods'#$Open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110" table:style-name="ta4">
        <table:table-column table:style-name="co31" table:default-cell-style-name="ce126"/>
        <table:table-column table:style-name="co32" table:default-cell-style-name="ce128"/>
        <table:table-column table:style-name="co35" table:default-cell-style-name="ce132"/>
        <table:table-column table:style-name="co2" table:default-cell-style-name="ce137"/>
        <table:table-column table:style-name="co33" table:default-cell-style-name="ce129"/>
        <table:table-column table:style-name="co34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UK/UK%202010-2011%20Company/UK%202011-11-30%20(Nov11)%20Company%20OO/Purchases.ods'#$Open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11" table:style-name="ta4">
        <table:table-column table:style-name="co31" table:default-cell-style-name="ce126"/>
        <table:table-column table:style-name="co32" table:default-cell-style-name="ce128"/>
        <table:table-column table:style-name="co14" table:default-cell-style-name="ce132"/>
        <table:table-column table:style-name="co2" table:default-cell-style-name="ce137"/>
        <table:table-column table:style-name="co36" table:default-cell-style-name="ce129"/>
        <table:table-column table:style-name="co34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UK/UK%202010-2011%20Company/UK%202011-11-30%20(Nov11)%20Company%20OO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111" table:style-name="ta4">
        <table:table-column table:style-name="co31" table:default-cell-style-name="ce126"/>
        <table:table-column table:style-name="co32" table:default-cell-style-name="ce128"/>
        <table:table-column table:style-name="co37" table:default-cell-style-name="ce132"/>
        <table:table-column table:style-name="co2" table:default-cell-style-name="ce137"/>
        <table:table-column table:style-name="co36" table:default-cell-style-name="ce129"/>
        <table:table-column table:style-name="co34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cartwright/Personal/diy/UK/UK%202010-2011%20Company/UK%202011-11-30%20(Nov11)%20Company%20OO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UK/UK%202010-2011%20Company/UK%202011-11-30%20(Nov11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Apr11" table:print="false" table:style-name="ta_extref">
        <table:table-source xlink:href="../Sales.ods" table:table-name="Ap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May11" table:print="false" table:style-name="ta_extref">
        <table:table-source xlink:href="../Sales.ods" table:table-name="May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Jun11" table:print="false" table:style-name="ta_extref">
        <table:table-source xlink:href="../Sales.ods" table:table-name="Ju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Jul11" table:print="false" table:style-name="ta_extref">
        <table:table-source xlink:href="../Sales.ods" table:table-name="Jul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Aug11" table:print="false" table:style-name="ta_extref">
        <table:table-source xlink:href="../Sales.ods" table:table-name="Aug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Sep11" table:print="false" table:style-name="ta_extref">
        <table:table-source xlink:href="../Sales.ods" table:table-name="Sep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Oct11" table:print="false" table:style-name="ta_extref">
        <table:table-source xlink:href="../Sales.ods" table:table-name="Oct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Nov11" table:print="false" table:style-name="ta_extref">
        <table:table-source xlink:href="../Sales.ods" table:table-name="Nov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11-30%20(Nov11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7.5">
            <text:p>17.5</text:p>
          </table:table-cell>
        </table:table-row>
      </table:table>
      <table:table table:name="'file:///C:/Users/acartwright/Personal/diy/UK/UK%202010-2011%20Company/UK%202011-11-30%20(Nov11)%20Company%20OO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Apr11" table:print="false" table:style-name="ta_extref">
        <table:table-source xlink:href="../Purchases.ods" table:table-name="Ap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May11" table:print="false" table:style-name="ta_extref">
        <table:table-source xlink:href="../Purchases.ods" table:table-name="May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Jun11" table:print="false" table:style-name="ta_extref">
        <table:table-source xlink:href="../Purchases.ods" table:table-name="Ju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Jul11" table:print="false" table:style-name="ta_extref">
        <table:table-source xlink:href="../Purchases.ods" table:table-name="Jul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Aug11" table:print="false" table:style-name="ta_extref">
        <table:table-source xlink:href="../Purchases.ods" table:table-name="Aug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Sep11" table:print="false" table:style-name="ta_extref">
        <table:table-source xlink:href="../Purchases.ods" table:table-name="Sep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Oct11" table:print="false" table:style-name="ta_extref">
        <table:table-source xlink:href="../Purchases.ods" table:table-name="Oct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Nov11" table:print="false" table:style-name="ta_extref">
        <table:table-source xlink:href="../Purchases.ods" table:table-name="Nov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11-30%20(Nov11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</table:table>
      <table:table table:name="'file:///C:/Users/acartwright/Personal/diy/UK/UK%202010-2011%20Company/UK%202011-11-30%20(Nov11)%20Company%20OO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21">
          <table:table-cell table:number-columns-repeated="2"/>
        </table:table-row>
        <table:table-row>
          <table:table-cell/>
          <table:table-cell table:style-name="ce2" office:value-type="float" office:value="40482">
            <text:p>404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12">
            <text:p>4051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967">
            <text:p>409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21/12/2010</text:date>, <text:time>09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2-21">21/12/2010</text:date> <text:s/><text:time>09:41:5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2-21">21/12/2010</text:date> <text:s/><text:time>09:41:5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2-21">21/12/2010</text:date> <text:s/><text:time>09:41:5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2-21T09:41:55.40</dc:date>
    <meta:print-date>2007-02-10T23:38:25Z</meta:print-date>
    <meta:editing-duration>PT00H42M31S</meta:editing-duration>
    <meta:editing-cycles>3</meta:editing-cycles>
    <meta:document-statistic meta:table-count="14" meta:cell-count="5266" meta:object-count="0"/>
  </office:meta>
</office:document-meta>
</file>